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officeooo:paragraph-rsid="003fbee3"/>
    </style:style>
    <style:style style:name="P3" style:family="paragraph" style:parent-style-name="Table_20_Contents">
      <style:text-properties officeooo:paragraph-rsid="00515f48"/>
    </style:style>
    <style:style style:name="P4" style:family="paragraph" style:parent-style-name="Standard">
      <style:text-properties fo:color="#1c1c1c" loext:opacity="100%" officeooo:paragraph-rsid="000ac8a1"/>
    </style:style>
    <style:style style:name="P5" style:family="paragraph" style:parent-style-name="Table_20_Contents">
      <style:text-properties fo:color="#1c1c1c" loext:opacity="100%" officeooo:rsid="00242e38" officeooo:paragraph-rsid="00242e38"/>
    </style:style>
    <style:style style:name="P6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1c1c1c" loext:opacity="100%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1c1c1c" loext:opacity="100%" officeooo:paragraph-rsid="001f140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7d463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b7eec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a306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5297b5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ac8a1" style:font-weight-asian="bold" style:font-weight-complex="bold"/>
    </style:style>
    <style:style style:name="T5" style:family="text">
      <style:text-properties style:font-name="Times New Roman" fo:font-weight="bold" officeooo:rsid="0016509b" style:font-weight-asian="bold" style:font-weight-complex="bold"/>
    </style:style>
    <style:style style:name="T6" style:family="text">
      <style:text-properties style:font-name="Times New Roman" fo:font-weight="bold" officeooo:rsid="00588b68" style:font-weight-asian="bold" style:font-weight-complex="bold"/>
    </style:style>
    <style:style style:name="T7" style:family="text">
      <style:text-properties style:font-name="Times New Roman" officeooo:rsid="001f140f"/>
    </style:style>
    <style:style style:name="T8" style:family="text">
      <style:text-properties fo:color="#000000" loext:opacity="100%" style:font-name="Times New Roman" style:font-size-complex="12pt" style:font-weight-complex="bold"/>
    </style:style>
    <style:style style:name="T9" style:family="text">
      <style:text-properties fo:color="#1c1c1c" loext:opacity="100%" style:font-name="Times New Roman" fo:font-weight="bold" style:font-weight-asian="bold" style:font-weight-complex="bold"/>
    </style:style>
    <style:style style:name="T10" style:family="text">
      <style:text-properties fo:color="#1c1c1c" loext:opacity="100%" style:font-name="Times New Roman" fo:font-weight="bold" style:font-weight-asian="bold" style:font-size-complex="12pt"/>
    </style:style>
    <style:style style:name="T11" style:family="text">
      <style:text-properties fo:color="#1c1c1c" loext:opacity="100%" style:font-name="Times New Roman" fo:font-weight="bold" style:font-weight-asian="bold" style:font-size-complex="12pt" style:font-weight-complex="bold"/>
    </style:style>
    <style:style style:name="T12" style:family="text">
      <style:text-properties fo:color="#1c1c1c" loext:opacity="100%" style:font-name="Times New Roman" style:text-underline-style="none" fo:font-weight="bold" officeooo:rsid="001e5ca0" style:font-weight-asian="bold" style:font-weight-complex="bold"/>
    </style:style>
    <style:style style:name="T13" style:family="text">
      <style:text-properties fo:color="#1c1c1c" loext:opacity="100%" style:font-name="Times New Roman" style:text-underline-style="none" fo:font-weight="bold" officeooo:rsid="001b7eec" style:font-weight-asian="bold" style:font-weight-complex="bold"/>
    </style:style>
    <style:style style:name="T14" style:family="text">
      <style:text-properties fo:color="#1c1c1c" loext:opacity="100%" style:font-name="Times New Roman" style:text-underline-style="none" fo:font-weight="bold" officeooo:rsid="0058f672" style:font-weight-asian="bold" style:font-weight-complex="bold"/>
    </style:style>
    <style:style style:name="T15" style:family="text">
      <style:text-properties fo:color="#1c1c1c" loext:opacity="100%" style:font-name="Times New Roman" style:text-underline-style="none" fo:font-weight="bold" officeooo:rsid="005992f8" style:font-weight-asian="bold" style:font-weight-complex="bold"/>
    </style:style>
    <style:style style:name="T16" style:family="text">
      <style:text-properties fo:color="#1c1c1c" loext:opacity="100%" style:font-name="Times New Roman" style:text-underline-style="none" fo:font-weight="bold" officeooo:rsid="001b7eec" style:font-weight-asian="bold" style:font-size-complex="12pt" style:font-weight-complex="bold"/>
    </style:style>
    <style:style style:name="T17" style:family="text">
      <style:text-properties fo:color="#1c1c1c" loext:opacity="100%" style:font-name="Times New Roman" style:text-underline-style="none" fo:font-weight="bold" officeooo:rsid="0017d463" style:font-weight-asian="bold" style:font-size-complex="12pt" style:font-weight-complex="bold"/>
    </style:style>
    <style:style style:name="T18" style:family="text">
      <style:text-properties fo:color="#1c1c1c" loext:opacity="100%" style:font-name="Times New Roman" style:text-underline-style="none" fo:font-weight="normal" officeooo:rsid="005297b5" style:font-weight-asian="normal" style:font-weight-complex="normal"/>
    </style:style>
    <style:style style:name="T19" style:family="text">
      <style:text-properties fo:color="#1c1c1c" loext:opacity="100%" style:font-name="Times New Roman" style:font-weight-complex="bold"/>
    </style:style>
    <style:style style:name="T20" style:family="text">
      <style:text-properties fo:color="#1c1c1c" loext:opacity="100%" style:text-underline-style="none" officeooo:rsid="0048080f"/>
    </style:style>
    <style:style style:name="T21" style:family="text">
      <style:text-properties fo:color="#1c1c1c" loext:opacity="100%" style:text-underline-style="none" officeooo:rsid="004eb7cd"/>
    </style:style>
    <style:style style:name="T22" style:family="text">
      <style:text-properties fo:color="#1c1c1c" loext:opacity="100%" style:text-underline-style="none" officeooo:rsid="00515f48"/>
    </style:style>
    <style:style style:name="T23" style:family="text">
      <style:text-properties fo:color="#1c1c1c" loext:opacity="100%" style:text-underline-style="none" officeooo:rsid="00390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line.name" text:name="name"/>
        <text:user-field-decl office:value-type="string" office:string-value="user name" text:name="py3o.objects.name"/>
      </text:user-field-decls>
      <text:p text:style-name="P6" loext:marker-style-name="T3"><text:span text:style-name="T3">KẾT QUẢ DỰ THI </text:span><text:span text:style-name="T6">CÁ NHÂN</text:span></text:p>
      <text:p text:style-name="P7" loext:marker-style-name="T3"><text:span text:style-name="T5"/></text:p>
      <text:p text:style-name="P9" loext:marker-style-name="T3"><text:span text:style-name="T9">Cuộc thi: </text:span><text:a xlink:type="simple" xlink:href="http://title/" text:style-name="Internet_20_link" text:visited-style-name="Visited_20_Internet_20_Link"><text:span text:style-name="T12">${objects.survey_id.title}</text:span></text:a></text:p>
      <text:p text:style-name="P10" loext:marker-style-name="T3"><text:span text:style-name="T9">Ngày thi:</text:span><text:a xlink:type="simple" xlink:href="http://create_date/" text:style-name="Internet_20_link" text:visited-style-name="Visited_20_Internet_20_Link"><text:span text:style-name="T13"> ${objects.create_date}</text:span></text:a><text:span text:style-name="T11"> <text:s text:c="17"/></text:span><text:span text:style-name="T9">Thời gian: </text:span><text:a xlink:type="simple" xlink:href="http://survey_id.time_limit/" text:style-name="Internet_20_link" text:visited-style-name="Visited_20_Internet_20_Link"><text:span text:style-name="T16"><text:s/>${objects.survey_id.time_limit}</text:span></text:a></text:p>
      <text:p text:style-name="P11" loext:marker-style-name="T3"><text:span text:style-name="T9">Đơn vị:</text:span><text:a xlink:type="simple" xlink:href="file:///C:/Users/PC/PycharmProjects/pythonProject/exam_stp/report_py3o/demo/$%7Bobjects.partner_id.name_donvi_id.name%7D" text:style-name="Internet_20_link" text:visited-style-name="Visited_20_Internet_20_Link"><text:span text:style-name="T15"> ${objects.partner_id.name_donvi_id.name}</text:span></text:a></text:p>
      <text:p text:style-name="P11" loext:marker-style-name="T3"><text:span text:style-name="T9">Họ tên: </text:span><text:a xlink:type="simple" xlink:href="../$%7Bobjects.diem_cao_nhat%7D" text:style-name="Internet_20_link" text:visited-style-name="Visited_20_Internet_20_Link"><text:span text:style-name="T13">${objects.partner_id.name}</text:span></text:a></text:p>
      <text:p text:style-name="P12" loext:marker-style-name="T3"><text:span text:style-name="T9">Tài khoản thi: </text:span><text:a xlink:type="simple" xlink:href="../$%7Bobjects.partner_id.tai_khoan%7D" text:style-name="Internet_20_link" text:visited-style-name="Visited_20_Internet_20_Link"><text:span text:style-name="T18">${objects.partner_id.tai_khoan}</text:span></text:a></text:p>
      <text:p text:style-name="P11" loext:marker-style-name="T8"><text:span text:style-name="T9">Tổng số lươt thi:</text:span><text:span text:style-name="T19"> </text:span><text:a xlink:type="simple" xlink:href="../$%7Bobjects.diem_cao_nhat%7D" text:style-name="Internet_20_link" text:visited-style-name="Visited_20_Internet_20_Link"><text:span text:style-name="T16">${objects.so_lan_lam}</text:span></text:a></text:p>
      <text:p text:style-name="P10" loext:marker-style-name="T2"><text:span text:style-name="T10">Điểm cao nhất: </text:span><text:a xlink:type="simple" xlink:href="../$%7Bobjects.diem_cao_nhat%7D" text:style-name="Internet_20_link" text:visited-style-name="Visited_20_Internet_20_Link"><text:span text:style-name="T17">${objects.diem_cao_nhat}</text:span></text:a></text:p>
      <text:p text:style-name="P11" loext:marker-style-name="T1"><text:span text:style-name="T9">Tổng Xếp Loại: </text:span><text:a xlink:type="simple" xlink:href="../$%7Bobjects.diem_cao_nhat%7D" text:style-name="Internet_20_link" text:visited-style-name="Visited_20_Internet_20_Link"><text:span text:style-name="T13">${objects.xep_loai}</text:span></text:a></text:p>
      <text:p text:style-name="P8" loext:marker-style-name="T1"><text:span text:style-name="T1">*Ghi chú: </text:span><text:span text:style-name="T7">Xếp loại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Phân Loại</text:p>
          </table:table-cell>
          <table:table-cell table:style-name="Table1.A1" office:value-type="string">
            <text:p text:style-name="P5">Điểm tối thiểu</text:p>
          </table:table-cell>
          <table:table-cell table:style-name="Table1.C1" office:value-type="string">
            <text:p text:style-name="P5">Điểm Tối đa</text:p>
          </table:table-cell>
        </table:table-row>
        <table:table-row>
          <table:table-cell table:style-name="Table1.A2" table:number-columns-spanned="3" office:value-type="string">
            <text:p text:style-name="P1"><text:a xlink:type="simple" xlink:href="py3o://for=%22line%20in%20objects.survey_id.classification_ids%22" text:style-name="Internet_20_link" text:visited-style-name="Visited_20_Internet_20_Link"><text:span text:style-name="T20">for="line in objects.survey_id.classification_ids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"><text:a xlink:type="simple" xlink:href="../$%7Bline.name%7D" text:style-name="Internet_20_link" text:visited-style-name="Visited_20_Internet_20_Link"><text:span text:style-name="T21">${line.name}</text:span></text:a></text:p>
          </table:table-cell>
          <table:table-cell table:style-name="Table1.A3" office:value-type="string">
            <text:p text:style-name="P3"><text:a xlink:type="simple" xlink:href="../$%7Bline.min_score%7D" text:style-name="Internet_20_link" text:visited-style-name="Visited_20_Internet_20_Link"><text:span text:style-name="T22">${line.min_score}</text:span></text:a></text:p>
          </table:table-cell>
          <table:table-cell table:style-name="Table1.A2" office:value-type="string">
            <text:p text:style-name="P3"><text:a xlink:type="simple" xlink:href="../$%7Bline.max_score%7D" text:style-name="Internet_20_link" text:visited-style-name="Visited_20_Internet_20_Link"><text:span text:style-name="T22">${line.max_score}</text:span></text:a></text:p>
          </table:table-cell>
        </table:table-row>
        <table:table-row>
          <table:table-cell table:style-name="Table1.A2" table:number-columns-spanned="3" office:value-type="string">
            <text:p text:style-name="Table_20_Contents"><text:a xlink:type="simple" xlink:href="py3o:///for" text:style-name="Internet_20_link" text:visited-style-name="Visited_20_Internet_20_Link"><text:span text:style-name="T23">py3o:///for</text:span></text:a></text:p>
          </table:table-cell>
          <table:covered-table-cell/>
          <table:covered-table-cell/>
        </table:table-row>
      </table:table>
      <text:p text:style-name="P8" loext:marker-style-name="T1"/>
      <text:p text:style-name="P8" loext:marker-style-name="T1"><text:s text:c="2"/></text:p>
      <text:p text:style-name="P7" loext:marker-style-name="T3"><text:span text:style-name="T3"><text:s text:c="2"/></text:span><text:span text:style-name="T3"/></text:p>
      <text:p text:style-name="P7" loext:marker-style-name="T3"><text:span text:style-name="T3"><text:s text:c="101"/>Xác nhận dự thị</text:span><text:span text:style-name="T3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0-04T07:21:24.639000000</dc:date>
    <meta:editing-duration>PT3H41M31S</meta:editing-duration>
    <meta:editing-cycles>81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21" meta:word-count="61" meta:character-count="670" meta:non-whitespace-character-count="505"/>
  </office:meta>
</office:document-meta>
</file>